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layfair Display" svg:font-family="'Playfair Display'"/>
    <style:font-face style:name="FreeSans1" svg:font-family="FreeSans" style:font-family-generic="swiss"/>
    <style:font-face style:name="Source Sans Pro" svg:font-family="'Source Sans Pro'" style:font-family-generic="swiss"/>
    <style:font-face style:name="Playfair Display1" svg:font-family="'Playfair Display'" style:font-pitch="variable"/>
    <style:font-face style:name="Source Sans Pro1" svg:font-family="'Source Sans Pro'"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6.01pt" fo:margin-bottom="11.99pt" loext:contextual-spacing="false" style:writing-mode="page"/>
      <style:text-properties style:font-name="Playfair Display1" fo:font-size="14pt" fo:font-weight="bold" officeooo:rsid="0008ee7a" officeooo:paragraph-rsid="0008ee7a" style:font-size-asian="12.25pt" style:font-weight-asian="bold" style:font-size-complex="14pt" style:font-weight-complex="bold"/>
    </style:style>
    <style:style style:name="P2" style:family="paragraph" style:parent-style-name="Standard">
      <style:paragraph-properties fo:margin-top="0pt" fo:margin-bottom="6.01pt" loext:contextual-spacing="false" fo:text-align="justify" style:justify-single-word="false" style:writing-mode="page"/>
      <style:text-properties style:font-name="Source Sans Pro1" fo:font-size="12pt" fo:font-weight="normal" officeooo:rsid="0008ee7a" officeooo:paragraph-rsid="0008ee7a" style:font-size-asian="10.5pt" style:font-weight-asian="normal" style:font-size-complex="12pt" style:font-weight-complex="normal"/>
    </style:style>
    <style:style style:name="P3" style:family="paragraph" style:parent-style-name="Standard">
      <style:paragraph-properties fo:margin-top="0pt" fo:margin-bottom="6.01pt" loext:contextual-spacing="false" fo:text-align="justify" style:justify-single-word="false" style:writing-mode="page"/>
      <style:text-properties style:font-name="Source Sans Pro1" fo:font-size="12pt" fo:font-weight="normal" officeooo:rsid="0008ee7a" officeooo:paragraph-rsid="0008ee7a" style:font-size-asian="10.5pt" style:font-weight-asian="normal" style:font-size-complex="12pt" style:font-weight-complex="normal"/>
    </style:style>
    <style:style style:name="T1" style:family="text">
      <style:text-properties officeooo:rsid="00098d2c"/>
    </style:style>
    <style:style style:name="T2" style:family="text">
      <style:text-properties officeooo:rsid="000a82e2"/>
    </style:style>
    <style:style style:name="T3" style:family="text">
      <style:text-properties officeooo:rsid="000e1a6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positivo</text:p>
      <text:p text:style-name="P2"><text:tab/>Aunque creemos que lo ideal sería un sistema distribuido, que pudiera tener clientes para distintas plataformas (en especial móvil y PC), también consideramos que de cara al trabajo es mejor centrarse en una.</text:p>
      <text:p text:style-name="P2"><text:tab/>Lo primero que consideramos es que debe tener, como mínimo, interfaz de voz y de texto. <text:span text:style-name="T1">Además, para la interacción por voz sería interesante privatizar la conversación (e.g., con un ‘pinganillo’ o algo así).</text:span></text:p>
      <text:p text:style-name="P2"><text:tab/><text:span text:style-name="T2">Creemos además, que en caso de que se establezca una cierta jerarquía entre los dispositivos desde los que se puede interaccionar con el sistema, el teléfono sería el principal. Aunque cabría la posibilidad de considerar un dispositivo dedicado, consideramos en esta etapa que los usuarios preferirán no tener que llevar consigo otro dispositivo aparte del móvil. Junto a este, tendríamos un pinganillo.</text:span></text:p>
      <text:p text:style-name="P2"><text:tab/><text:span text:style-name="T3">El pinganillo tiene dos botones (por ahora): encender/apagar y activar/desactivar (algo así como llamar la atención del sistem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Playfair Display" svg:font-family="'Playfair Display'"/>
    <style:font-face style:name="FreeSans1" svg:font-family="FreeSans" style:font-family-generic="swiss"/>
    <style:font-face style:name="Source Sans Pro" svg:font-family="'Source Sans Pro'" style:font-family-generic="swiss"/>
    <style:font-face style:name="Playfair Display1" svg:font-family="'Playfair Display'" style:font-pitch="variable"/>
    <style:font-face style:name="Source Sans Pro1" svg:font-family="'Source Sans Pro'"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Source Sans Pro"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9pt" style:writing-mode="page"/>
      <style:text-properties style:use-window-font-color="true" style:font-name="Source Sans Pro"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Playfair Display" fo:font-family="'Playfair Display'"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name="Source Sans Pro" fo:font-family="'Source Sans Pro'" style:font-family-generic="swiss" fo:font-size="11pt"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style:font-name="Source Sans Pro" fo:font-family="'Source Sans Pro'" style:font-family-generic="swiss" fo:font-size="10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Source Sans Pro" fo:font-family="'Source Sans Pro'" style:font-family-generic="swiss" fo:font-size="11pt"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8:50:20.446304630</meta:creation-date>
    <dc:date>2019-04-01T20:26:40.709609845</dc:date>
    <meta:editing-duration>PT15M10S</meta:editing-duration>
    <meta:editing-cycles>7</meta:editing-cycles>
    <meta:generator>LibreOffice/5.2.7.2$Linux_X86_64 LibreOffice_project/20m0$Build-2</meta:generator>
    <meta:document-statistic meta:table-count="0" meta:image-count="0" meta:object-count="0" meta:page-count="1" meta:paragraph-count="5" meta:word-count="148" meta:character-count="963" meta:non-whitespace-character-count="816"/>
  </office:meta>
</office:document-meta>
</file>